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1" svg:font-family="Helvetica, 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Helvetica1" fo:font-size="12pt" fo:language="en" fo:country="US" fo:font-style="normal" fo:font-weight="normal" style:font-name-asian="Helvetica1" style:language-asian="en" style:country-asian="US" style:font-name-complex="Helvetica1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&amp;<text:span text:style-name="T1">P412480</text:span> = CULC 46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3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.</text:p>
          </table:table-cell>
          <table:table-cell table:style-name="ce3" office:value-type="string">
            <text:p>EREN₂# 2(BUR₃)</text:p>
          </table:table-cell>
          <table:table-cell table:style-name="ce3" office:value-type="string">
            <text:p>EREN₂ 1(BUR₃) 1(EŠE₃)</text:p>
          </table:table-cell>
          <table:table-cell table:style-name="ce3" office:value-type="string">
            <text:p>ŠU.NIGIN₂</text:p>
          </table:table-cell>
          <table:table-cell table:style-name="ce3" office:value-type="string">
            <text:p>MU-BI.IM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ṣābum[troops]N; n; </text:p>
          </table:table-cell>
          <table:table-cell table:style-name="ce3" office:value-type="string">
            <text:p>ṣābum[troops]N; n; n; </text:p>
          </table:table-cell>
          <table:table-cell table:style-name="ce3" office:value-type="string">
            <text:p>napharum[total]N; </text:p>
          </table:table-cell>
          <table:table-cell table:style-name="ce3" office:value-type="string">
            <text:p>šumšu[name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2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IRI{ki} maš-maš-e-n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+ālu[city]N$āl; +Mašmašene[]SN$</text:p>
          </table:table-cell>
          <table:table-cell table:number-columns-repeated="1019"/>
        </table:table-row>
        <table:table-row table:style-name="ro4">
          <table:table-cell office:value-type="string">
            <text:p>#note: I thank Zsombor Földi for the reading of the toponym in this line. As he notes, c<text:span text:style-name="T2">f. RGTC 3, p. 166.</text:span>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table:style-name="ce3" office:value-type="string">
            <text:p>3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BAD₃-si-im-mu-ug-r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+Dur-Simmugri[]SN$</text:p>
          </table:table-cell>
          <table:table-cell table:number-columns-repeated="1019"/>
        </table:table-row>
        <table:table-row table:style-name="ro4">
          <table:table-cell office:value-type="string">
            <text:p>#note: I thank Zsombor Földi for the reading of the toponym in this line. As he notes, c<text:span text:style-name="T2">f. RGTC 3, p. 63. (Dur-Summukri) and 204 (Simmugru).</text:span>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table:style-name="ce3" office:value-type="string">
            <text:p>4.</text:p>
          </table:table-cell>
          <table:table-cell table:style-name="ce3" office:value-type="string">
            <text:p>UGULA</text:p>
          </table:table-cell>
          <table:table-cell table:style-name="ce3" table:number-columns-repeated="2"/>
          <table:table-cell table:style-name="ce3" office:value-type="string">
            <text:p>{d}NIN.URTA-a-bi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#lem: </text:p>
          </table:table-cell>
          <table:table-cell table:style-name="ce3" office:value-type="string">
            <text:p>+waklu[overseer]N$waklum;</text:p>
          </table:table-cell>
          <table:table-cell table:style-name="ce3" table:number-columns-repeated="2"/>
          <table:table-cell table:style-name="ce3" office:value-type="string">
            <text:p>+Ninurta-abi[]PN$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5.</text:p>
          </table:table-cell>
          <table:table-cell/>
          <table:table-cell table:style-name="ce3"/>
          <table:table-cell table:style-name="ce3" office:value-type="string" table:number-columns-spanned="2" table:number-rows-spanned="1">
            <text:p>7 EREN₂-HI.A</text:p>
          </table:table-cell>
          <table:covered-table-cell table:style-name="ce3"/>
          <table:table-cell table:number-columns-repeated="1019"/>
        </table:table-row>
        <table:table-row table:style-name="ro2">
          <table:table-cell table:style-name="ce3" office:value-type="string">
            <text:p>#lem: </text:p>
          </table:table-cell>
          <table:table-cell/>
          <table:table-cell table:style-name="ce3"/>
          <table:table-cell table:style-name="ce3" office:value-type="string" table:number-columns-spanned="2" table:number-rows-spanned="1">
            <text:p>n; ṣābī[troops]N</text:p>
          </table:table-cell>
          <table:covered-table-cell table:style-name="ce3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6.</text:p>
          </table:table-cell>
          <table:table-cell/>
          <table:table-cell table:style-name="ce3"/>
          <table:table-cell table:style-name="ce3" office:value-type="string" table:number-columns-spanned="2" table:number-rows-spanned="1">
            <text:p>A.ŠÀ-BI 3(BURʾU) 1(BUR₃) 1(EŠE₃){gana₂}</text:p>
          </table:table-cell>
          <table:covered-table-cell table:style-name="ce3"/>
          <table:table-cell table:number-columns-repeated="1019"/>
        </table:table-row>
        <table:table-row table:style-name="ro3">
          <table:table-cell table:style-name="ce3" office:value-type="string">
            <text:p>#lem: </text:p>
          </table:table-cell>
          <table:table-cell/>
          <table:table-cell table:style-name="ce3"/>
          <table:table-cell table:style-name="ce3" office:value-type="string" table:number-columns-spanned="2" table:number-rows-spanned="1">
            <text:p>+eqlu[field//area]N'N$eqelšu; n; n; n</text:p>
          </table:table-cell>
          <table:covered-table-cell table:style-name="ce3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$ single ruling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7. |</text:p>
          </table:table-cell>
          <table:table-cell table:style-name="ce3" office:value-type="string">
            <text:p>ša i-na ṭup-pi ša iš-tu É.GAL ub-lu-nim</text:p>
          </table:table-cell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3" office:value-type="string">
            <text:p>#lem: </text:p>
          </table:table-cell>
          <table:table-cell table:style-name="ce3" office:value-type="string">
            <text:p>+ša[that]REL$; ina[from]PRP; +ṭuppu[(clay) tablet]N$ṭuppī; ša[that]REL; +ištu[from]PRP$; ēkallim[palace]N; +wabālu[carry//send]V'V$ublūnim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 |</text:p>
          </table:table-cell>
          <table:table-cell office:value-type="string">
            <text:p>a-na ID₂ LAGAŠ{ki} ša-aṭ-ru-ma</text:p>
          </table:table-cell>
          <table:table-cell table:number-columns-repeated="1022"/>
        </table:table-row>
        <table:table-row table:style-name="ro3">
          <table:table-cell office:value-type="string">
            <text:p>#lem: </text:p>
          </table:table-cell>
          <table:table-cell office:value-type="string">
            <text:p>+ana[to//for]PRP'PRP$; +nāru[river//canal]N'N$nār; +Lagaš[]SN$; +šaṭru[written]AJ$šaṭrūma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. |</text:p>
          </table:table-cell>
          <table:table-cell office:value-type="string">
            <text:p>in-na-as!(UZ)-hu-ú-ma</text:p>
          </table:table-cell>
          <table:table-cell table:number-columns-repeated="1022"/>
        </table:table-row>
        <table:table-row table:style-name="ro3">
          <table:table-cell office:value-type="string">
            <text:p>#lem: </text:p>
          </table:table-cell>
          <table:table-cell office:value-type="string">
            <text:p>+nasāhu[tear out//remove]V'V$innashūma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>
            <text:p>a-na {id₂}IDIGNA ša-aṭ-ru₃ 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ana[for]PRP; Tigris[1]WN; +šaṭru[written]AJ$šaṭrū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 |</text:p>
          </table:table-cell>
          <table:table-cell office:value-type="string">
            <text:p>ù 2(BUR₃){ganá} ip-qu₂-er-ṣe-tim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u[and]CNJ; n; +Ipqu-erṣetim[]PN$</text:p>
          </table:table-cell>
          <table:table-cell table:number-columns-repeated="1022"/>
        </table:table-row>
        <table:table-row table:style-name="ro2">
          <table:table-cell office:value-type="string">
            <text:p>#note: I thank Zsombor Földi for the reading of the personal name in this line.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>
            <text:p>a-na <text:s/>ID₂ LAGAŠ{ki} ša-ṭi-ir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office:value-type="string">
            <text:p>ana[for]PRP; nār[canal]N; Lagaš[]SN; +šaṭru[written]AJ$šaṭir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2"/>
          <table:table-cell table:style-name="Default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Troops, 2(@būr)</text:p>
          </table:table-cell>
          <table:table-cell office:value-type="string">
            <text:p>Troops, 1(@būr) 1(@eše)</text:p>
          </table:table-cell>
          <table:table-cell office:value-type="string">
            <text:p>Total</text:p>
          </table:table-cell>
          <table:table-cell office:value-type="string">
            <text:p>Its name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The city of Mašmašene</text:p>
          </table:table-cell>
          <table:table-cell table:number-columns-repeated="1019"/>
        </table:table-row>
        <table:table-row table:style-name="ro2">
          <table:table-cell office:value-type="string">
            <text:p>3.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Dur-Simmugri</text:p>
          </table:table-cell>
          <table:table-cell table:number-columns-repeated="1019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4" table:number-rows-spanned="1">
            <text:p>Overseer: Ninurta-ab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5.</text:p>
          </table:table-cell>
          <table:table-cell table:number-columns-repeated="2"/>
          <table:table-cell office:value-type="string">
            <text:p>7 troops</text:p>
          </table:table-cell>
          <table:table-cell table:number-columns-repeated="1020"/>
        </table:table-row>
        <table:table-row table:style-name="ro2">
          <table:table-cell office:value-type="string">
            <text:p>6.</text:p>
          </table:table-cell>
          <table:table-cell table:number-columns-repeated="2"/>
          <table:table-cell office:value-type="string" table:number-columns-spanned="2" table:number-rows-spanned="1">
            <text:p>Its area is 11(@bur) 1(@eše)</text:p>
          </table:table-cell>
          <table:covered-table-cell/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4" table:number-rows-spanned="1">
            <text:p>That which was removed from the tablets that they sent from the palace, 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8.</text:p>
          </table:table-cell>
          <table:table-cell office:value-type="string" table:number-columns-spanned="4" table:number-rows-spanned="1">
            <text:p>written for the Lagaš canal, and then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9.</text:p>
          </table:table-cell>
          <table:table-cell table:number-columns-repeated="1023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4" table:number-rows-spanned="1">
            <text:p>(re)written for the Tigris river;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4" table:number-rows-spanned="1">
            <text:p>And 2(@bur) of Ipqu-erṣetim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4" table:number-rows-spanned="1">
            <text:p>is written for the Lagaš canal</text:p>
          </table:table-cell>
          <table:covered-table-cell table:number-columns-repeated="3"/>
          <table:table-cell table:number-columns-repeated="1019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1" svg:font-family="Helvetica, Arial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5T11:21:05</meta:creation-date>
    <meta:editing-duration>PT02H37M41S</meta:editing-duration>
    <meta:editing-cycles>23</meta:editing-cycles>
    <meta:generator>NeoOffice/3.2.1$Unix OpenOffice.org_project/Patch 5</meta:generator>
    <meta:initial-creator>Eleanor Robson</meta:initial-creator>
    <dc:date>2012-06-16T21:43:21</dc:date>
    <dc:creator>Eleanor Robson</dc:creator>
    <meta:document-statistic meta:table-count="3" meta:cell-count="123" meta:object-count="0"/>
  </office:meta>
</office:document-meta>
</file>